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netianBlindStrategy.checkIfReferenceToGlobalTypeIsNeeded( Element elem , TypeSystemHolder typeSystemHolder , Inst2XsdOptions op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VenetianBlindStrategy.compatibleTypes( Type elemType , Type candi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